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db032" officeooo:paragraph-rsid="001db032"/>
    </style:style>
    <style:style style:name="P3" style:family="paragraph" style:parent-style-name="Heading_20_1">
      <style:text-properties fo:font-weight="normal" officeooo:rsid="001c306c" officeooo:paragraph-rsid="001c306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06c" style:font-weight-asian="normal" style:font-weight-complex="normal"/>
    </style:style>
    <style:style style:name="T3" style:family="text">
      <style:text-properties fo:font-weight="normal" officeooo:rsid="001db03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A502 – Level Design II – Session 07</text:h>
      <text:p text:style-name="Standard"/>
      <text:p text:style-name="Heading"><text:span text:style-name="T2">U</text:span><text:span text:style-name="T1">nity 3d </text:span><text:span text:style-name="T3">Level Design Workflow</text:span></text:p>
      <text:list xml:id="list1405421269675443146" text:style-name="L1">
        <text:list-item>
          <text:p text:style-name="P1">Import Assets:</text:p>
          <text:list>
            <text:list-item>
              <text:p text:style-name="P2">FBX</text:p>
            </text:list-item>
            <text:list-item>
              <text:p text:style-name="P2">Textures</text:p>
            </text:list-item>
            <text:list-item>
              <text:p text:style-name="P2">Sound Etc</text:p>
            </text:list-item>
          </text:list>
        </text:list-item>
        <text:list-item>
          <text:p text:style-name="P2">Terrain Editor:</text:p>
          <text:list>
            <text:list-item>
              <text:p text:style-name="P2">Create terrain.</text:p>
            </text:list-item>
            <text:list-item>
              <text:p text:style-name="P2">Set terrain properties.</text:p>
            </text:list-item>
            <text:list-item>
              <text:p text:style-name="P2">Terrain editing tools.</text:p>
            </text:list-item>
          </text:list>
        </text:list-item>
        <text:list-item>
          <text:p text:style-name="P2">Placing Objects:</text:p>
          <text:list>
            <text:list-item>
              <text:p text:style-name="P2">Modular design.</text:p>
            </text:list-item>
            <text:list-item>
              <text:p text:style-name="P2">Scale and composition.</text:p>
            </text:list-item>
            <text:list-item>
              <text:p text:style-name="P2">Add collision meshs.</text:p>
            </text:list-item>
          </text:list>
        </text:list-item>
        <text:list-item>
          <text:p text:style-name="P2">Lighting:</text:p>
          <text:list>
            <text:list-item>
              <text:p text:style-name="P2">Place lights.</text:p>
            </text:list-item>
            <text:list-item>
              <text:p text:style-name="P2">Generate ligtmap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0:30.597476033</meta:creation-date>
    <dc:date>2016-11-13T17:53:26.130446904</dc:date>
    <meta:editing-duration>PT8S</meta:editing-duration>
    <meta:editing-cycles>1</meta:editing-cycles>
    <meta:document-statistic meta:table-count="0" meta:image-count="0" meta:object-count="0" meta:page-count="1" meta:paragraph-count="17" meta:word-count="57" meta:character-count="302" meta:non-whitespace-character-count="275"/>
    <meta:generator>LibreOffice/5.1.4.2$Linux_X86_64 LibreOffice_project/10m0$Build-2</meta:generator>
  </office:meta>
</office:document-meta>
</file>